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7.40833333333333cm" style:use-optimal-column-width="true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w_config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1">
            <text:p>#define x_steps_unit</text:p>
          </table:table-cell>
          <table:table-cell office:value-type="float" office:value="400" table:style-name="ce1">
            <text:p>400</text:p>
          </table:table-cell>
          <table:table-cell table:style-name="ce1"/>
          <table:table-cell office:value-type="string" table:style-name="ce1">
            <text:p>X stepper motor configuration: steps per rev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#define x_screw_pitch</text:p>
          </table:table-cell>
          <table:table-cell office:value-type="float" office:value="1.27" table:style-name="ce2">
            <text:p>1,27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#define x_screw_pulley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string" table:style-name="ce1">
            <text:p>// used to transfer torque from stepper motor to screw with reduc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#define x_motor_pulley</text:p>
          </table:table-cell>
          <table:table-cell office:value-type="float" office:value="16" table:style-name="ce1">
            <text:p>16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#define encoder_resolution</text:p>
          </table:table-cell>
          <table:table-cell office:value-type="float" office:value="3600" table:formula="msoxl:=1800*2" table:style-name="ce1">
            <text:p>36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#define async_spindle_resolution</text:p>
          </table:table-cell>
          <table:table-cell office:value-type="float" office:value="30000" table:style-name="ce1">
            <text:p>30000</text:p>
          </table:table-cell>
          <table:table-cell table:style-name="ce1"/>
          <table:table-cell office:value-type="string" table:style-name="ce1">
            <text:p>// timer is set to 30000hz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#define z_steps_unit</text:p>
          </table:table-cell>
          <table:table-cell office:value-type="float" office:value="400" table:style-name="ce1">
            <text:p>400</text:p>
          </table:table-cell>
          <table:table-cell table:style-name="ce1"/>
          <table:table-cell office:value-type="string" table:style-name="ce1">
            <text:p>Z stepper motor configuration: steps per rev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#define z_screw_pitch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#define hzminps_z</text:p>
          </table:table-cell>
          <table:table-cell office:value-type="float" office:value="9216000" table:formula="msoxl:=(B8*60*B10/B9)*convert_value_to_2210" table:style-name="ce1">
            <text:p>9216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#define rev_to_delay</text:p>
          </table:table-cell>
          <table:table-cell office:value-type="float" office:value="301989888" table:formula="msoxl:=B7/(B9/B10)*POWER(2,24)" table:style-name="ce1">
            <text:p>301989888</text:p>
          </table:table-cell>
          <table:table-cell table:style-name="ce1"/>
          <table:table-cell office:value-type="string" table:style-name="ce1">
            <text:p>//8.24 format: encoder_resolution/(z_steps_unit/z_screw_pitch)*16777216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#define z_to_x_factor2210</text:p>
          </table:table-cell>
          <table:table-cell office:value-type="float" office:value="6148.0314960629921" table:formula="msoxl:=convert_value_to_2210*B1*B4/B5/B2/(B9/B10)" table:style-name="ce1">
            <text:p>6148,031496</text:p>
          </table:table-cell>
          <table:table-cell table:style-name="ce1"/>
          <table:table-cell office:value-type="string" table:style-name="ce1">
            <text:p>1024*x_steps_unit*x_screw_pulley/x_motor_pulley/x_screw_pitch/(z_steps_unit/z_screw_pitch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_to_x_factor(float):</text:p>
          </table:table-cell>
          <table:table-cell office:value-type="float" office:value="6.0039370078740157" table:formula="msoxl:=B1*B4/B5/B2/(B9/B10)" table:style-name="ce1">
            <text:p>6,00393700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#define convert_value_to_2210</text:p>
          </table:table-cell>
          <table:table-cell office:value-type="float" office:value="1024" table:formula="msoxl:=1024" table:style-name="ce1">
            <text:p>1024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#define ellipse_total_steps2210</text:p>
          </table:table-cell>
          <table:table-cell office:value-type="float" office:value="6232.7255094847997" table:formula="msoxl:=SQRT(1 + z_to_x_factor*z_to_x_factor)*convert_value_to_2210" table:style-name="ce1">
            <text:p>6232,72550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#define z_to_x_ellipse_equator2210</text:p>
          </table:table-cell>
          <table:table-cell office:value-type="float" office:value="6064.4883557060384" table:formula="msoxl:=convert_value_to_2210*z_to_x_factor*z_to_x_factor*SQRT(1+z_to_x_factor*z_to_x_factor)/(1+z_to_x_factor*z_to_x_factor)" table:style-name="ce1">
            <text:p>6064,488356</text:p>
          </table:table-cell>
          <table:table-cell table:style-name="ce1"/>
          <table:table-cell office:value-type="string" table:style-name="ce1">
            <text:p>equator = z_to_x_factor*z_to_x_factor*sqrt(1+z_to_x_factor*z_to_x_factor)/(1+z_to_x_factor*z_to_x_factor)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#define ellipse_arc_len_factor2210</text:p>
          </table:table-cell>
          <table:table-cell office:value-type="float" office:value="4407.2024730310814" table:formula="msoxl:=convert_value_to_2210*2*SQRT((1+z_to_x_factor*z_to_x_factor)/8)" table:style-name="ce1">
            <text:p>4407,202473</text:p>
          </table:table-cell>
          <table:table-cell table:number-columns-repeated="16382" table:style-name="ce1"/>
        </table:table-row>
        <table:table-row table:number-rows-repeated="1048556" table:style-name="ro1">
          <table:table-cell table:number-columns-repeated="16384"/>
        </table:table-row>
      </table:table>
      <table:table table:name="Лист2" table:style-name="ta2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Лист3" table:style-name="ta2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named-expressions>
        <table:named-range table:name="convert_value_to_2210" table:cell-range-address="hw_config.$B$16" table:base-cell-address="hw_config.$A$1"/>
        <table:named-range table:name="z_to_x_factor" table:cell-range-address="hw_config.$B$15" table:base-cell-address="hw_config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Пользователь Windows</meta:initial-creator>
    <dc:creator>Пользователь Windows</dc:creator>
    <meta:creation-date>2020-03-15T17:04:15Z</meta:creation-date>
    <dc:date>2020-03-16T07:57:32Z</dc:date>
  </office:meta>
</office:document-meta>
</file>